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3497675CE01.png" manifest:media-type="image/png"/>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E200000887000004FF98900CB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6"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2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2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0"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3" style:family="graphic" style:parent-style-name="standard">
      <style:graphic-properties draw:fill="solid" draw:fill-color="#e6e6e6" draw:textarea-horizontal-align="justify" draw:textarea-vertical-align="middle" draw:auto-grow-height="false"/>
    </style:style>
    <style:style style:name="P1"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text-properties fo:font-size="16pt" fo:font-weight="bold" style:font-size-asian="16pt" style:font-weight-asian="bold" style:font-size-complex="16pt"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font-size="48pt" style:font-size-asian="48pt" style:font-size-complex="48pt"/>
    </style:style>
    <style:style style:name="P9" style:family="paragraph">
      <style:paragraph-properties fo:margin-left="0cm" fo:margin-right="0cm" fo:margin-top="0cm" fo:margin-bottom="0cm" fo:line-height="100%" fo:text-align="center" fo:text-indent="0cm"/>
      <style:text-properties fo:font-size="12pt" style:font-size-asian="12pt" style:font-size-complex="12pt"/>
    </style:style>
    <style:style style:name="P10"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P11" style:family="paragraph">
      <style:paragraph-properties fo:text-align="start"/>
    </style:style>
    <style:style style:name="P12" style:family="paragraph">
      <style:paragraph-properties fo:text-align="start"/>
      <style:text-properties fo:font-size="12pt" style:font-size-asian="12pt" style:font-size-complex="12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48pt" style:font-size-asian="48pt" style:font-size-complex="48pt"/>
    </style:style>
    <style:style style:name="T3" style:family="text">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151cm" svg:height="12.445cm" svg:x="3.614cm" svg:y="8.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2" draw:text-style-name="P2" draw:layer="layout" svg:width="2.086cm" svg:height="1.429cm" svg:x="11.554cm" svg:y="5.726cm" svg:viewBox="0 0 2087 1430" svg:d="M1029 0c907 0 1058 533 1058 1010-302 318-1511 636-2083 226-32-464 119-1236 1025-1236z">
            <text:p/>
          </draw:path>
          <draw:path draw:style-name="gr3" draw:text-style-name="P2" draw:layer="layout" svg:width="0.452cm" svg:height="1.032cm" svg:x="12.584cm" svg:y="5.964cm" svg:viewBox="0 0 453 1033" svg:d="M0 79c100-53 353-26 453-79 0 318 0 1033 0 1033 0-360-353-689-453-954z">
            <text:p/>
          </draw:path>
          <draw:path draw:style-name="gr4" draw:text-style-name="P2" draw:layer="layout" svg:width="0.686cm" svg:height="0.86cm" svg:x="12.391cm" svg:y="5.249cm" svg:viewBox="0 0 687 861" svg:d="M302 0c257 0 339 289 339 448s157 347-109 397c-266 51-532-9-532-369s45-476 302-476z">
            <text:p/>
          </draw:path>
          <draw:path draw:style-name="gr5" draw:text-style-name="P2" draw:layer="layout" svg:width="1.057cm" svg:height="1.27cm" svg:x="12.433cm" svg:y="4.535cm" svg:viewBox="0 0 1058 1271" svg:d="M604 0c257 0 454 0 454 555 0 556-197 716-454 716-256 0-604-356-604-716s348-555 604-555z">
            <text:p/>
          </draw:path>
          <draw:path draw:style-name="gr6" draw:text-style-name="P2" draw:layer="layout" svg:width="1.281cm" svg:height="1.202cm" svg:x="12.182cm" svg:y="4.216cm" svg:viewBox="0 0 1282 1203" svg:d="M553 0c302 0 756 0 728 318-153 144-648 37-728 159-240 364 151 953-453 635-303-715 151-1112 453-1112z">
            <text:p/>
          </draw:path>
          <draw:path draw:style-name="gr7" draw:text-style-name="P2" draw:layer="layout" svg:width="1.784cm" svg:height="1.162cm" svg:x="13.491cm" svg:y="6.044cm" svg:viewBox="0 0 1785 1163" svg:d="M907 0c906 0 878 533 878 1010-302 318-1483 102-1785-295 151-318 0-715 907-715z">
            <text:p/>
          </draw:path>
          <draw:path draw:style-name="gr8" draw:text-style-name="P2" draw:layer="layout" svg:width="0.452cm" svg:height="0.794cm" svg:x="13.944cm" svg:y="6.282cm" svg:viewBox="0 0 453 795" svg:d="M0 0c151 79 353 53 453 0-302 238-453 795-453 795 0-360 0-477 0-795z">
            <text:p/>
          </draw:path>
          <draw:path draw:style-name="gr9" draw:text-style-name="P2" draw:layer="layout" svg:width="0.625cm" svg:height="0.656cm" svg:x="13.944cm" svg:y="5.646cm" svg:viewBox="0 0 626 657" svg:d="M453 0c257 0 151 238 151 397s-302 318-453 239c-151-80-151-80-151-318 0-239 197-318 453-318z">
            <text:p/>
          </draw:path>
          <draw:path draw:style-name="gr10" draw:text-style-name="P2" draw:layer="layout" svg:width="0.906cm" svg:height="1.032cm" svg:x="13.642cm" svg:y="5.011cm" svg:viewBox="0 0 907 1033" svg:d="M453 0c257 0 454 79 454 397s-197 636-454 636c-256 0-453-276-453-636s197-397 453-397z">
            <text:p/>
          </draw:path>
          <draw:path draw:style-name="gr11" draw:text-style-name="P2" draw:layer="layout" svg:width="1.262cm" svg:height="1.453cm" svg:x="13.641cm" svg:y="4.613cm" svg:viewBox="0 0 1263 1454" svg:d="M808 0c-302 0-835 79-807 397 153 145 675 38 756 159 240 364-52 1033 302 874 453-794 51-1430-251-1430z">
            <text:p/>
          </draw:path>
          <draw:path draw:style-name="gr12" draw:text-style-name="P2" draw:layer="layout" svg:width="3.695cm" svg:height="2.949cm" svg:x="11.579cm" svg:y="4.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13" draw:text-style-name="P3" draw:layer="layout" svg:width="2.068cm" svg:height="0.886cm" svg:x="12.544cm" svg:y="6.137cm">
          <draw:text-box>
            <text:p><text:span text:style-name="T1">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 draw:text-style-name="P4" draw:layer="layout" svg:width="2.443cm" svg:height="1.665cm" svg:x="13.991cm" svg:y="11.636cm" svg:viewBox="0 0 2444 1666" svg:d="M2 1666c203 0 2442-1036 2442-1351s-314-315-518-315c0 135-1998 675-1924 1666z">
            <text:p/>
          </draw:path>
          <draw:g>
            <draw:polygon draw:style-name="gr15" draw:text-style-name="P4" draw:layer="layout" svg:width="2.589cm" svg:height="2.475cm" svg:x="11.255cm" svg:y="10.736cm" svg:viewBox="0 0 2590 2476" draw:points="0,900 0,0 2590,1576 2590,2476">
              <text:p/>
            </draw:polygon>
            <draw:polygon draw:style-name="gr16" draw:text-style-name="P4" draw:layer="layout" svg:width="2.219cm" svg:height="2.25cm" svg:x="13.846cm" svg:y="10.961cm" svg:viewBox="0 0 2220 2251" draw:points="0,2251 0,1351 2220,0 2220,900">
              <text:p/>
            </draw:polygon>
            <draw:polygon draw:style-name="gr17" draw:text-style-name="P4" draw:layer="layout" svg:width="4.81cm" svg:height="2.925cm" svg:x="11.255cm" svg:y="9.385cm" svg:viewBox="0 0 4811 2926" draw:points="2590,2926 0,1351 2220,0 4811,1576">
              <text:p/>
            </draw:polygon>
            <draw:line draw:style-name="gr18" draw:text-style-name="P4" draw:layer="layout" svg:x1="12.143cm" svg:y1="11.456cm" svg:x2="12.143cm" svg:y2="11.996cm">
              <text:p/>
            </draw:line>
            <draw:line draw:style-name="gr19" draw:text-style-name="P4" draw:layer="layout" svg:x1="13.771cm" svg:y1="12.608cm" svg:x2="12.587cm" svg:y2="11.888cm">
              <text:p/>
            </draw:line>
            <draw:line draw:style-name="gr20" draw:text-style-name="P4" draw:layer="layout" svg:x1="12.58cm" svg:y1="11.726cm" svg:x2="12.58cm" svg:y2="11.906cm">
              <text:p/>
            </draw:line>
            <draw:line draw:style-name="gr21" draw:text-style-name="P4" draw:layer="layout" svg:x1="13.765cm" svg:y1="12.447cm" svg:x2="13.765cm" svg:y2="12.627cm">
              <text:p/>
            </draw:line>
            <draw:line draw:style-name="gr22" draw:text-style-name="P4" draw:layer="layout" svg:x1="13.764cm" svg:y1="12.446cm" svg:x2="12.58cm" svg:y2="11.726cm">
              <text:p/>
            </draw:line>
            <draw:polygon draw:style-name="gr23" draw:text-style-name="P4" draw:layer="layout" svg:width="0.147cm" svg:height="0.269cm" svg:x="12.291cm" svg:y="11.546cm" svg:viewBox="0 0 148 270" draw:points="0,180 0,0 148,90 148,270">
              <text:p/>
            </draw:polygon>
            <draw:line draw:style-name="gr24" draw:text-style-name="P4" draw:layer="layout" svg:x1="11.995cm" svg:y1="11.366cm" svg:x2="11.995cm" svg:y2="11.906cm">
              <text:p/>
            </draw:line>
            <draw:line draw:style-name="gr25" draw:text-style-name="P4" draw:layer="layout" svg:x1="11.847cm" svg:y1="11.276cm" svg:x2="11.847cm" svg:y2="11.816cm">
              <text:p/>
            </draw:line>
            <draw:line draw:style-name="gr26" draw:text-style-name="P4" draw:layer="layout" svg:x1="11.699cm" svg:y1="11.186cm" svg:x2="11.699cm" svg:y2="11.726cm">
              <text:p/>
            </draw:line>
            <draw:line draw:style-name="gr27" draw:text-style-name="P4" draw:layer="layout" svg:x1="11.551cm" svg:y1="11.096cm" svg:x2="11.551cm" svg:y2="11.636cm">
              <text:p/>
            </draw:line>
            <draw:line draw:style-name="gr28" draw:text-style-name="P4" draw:layer="layout" svg:x1="11.403cm" svg:y1="11.006cm" svg:x2="11.403cm" svg:y2="11.546cm">
              <text:p/>
            </draw:line>
            <draw:polygon draw:style-name="gr29" draw:text-style-name="P4" draw:layer="layout" svg:width="0.147cm" svg:height="0.99cm" svg:x="11.107cm" svg:y="10.646cm" svg:viewBox="0 0 148 991" draw:points="0,900 0,0 148,90 148,991">
              <text:p/>
            </draw:polygon>
            <draw:polygon draw:style-name="gr30" draw:text-style-name="P4" draw:layer="layout" svg:width="0.147cm" svg:height="0.99cm" svg:x="13.846cm" svg:y="12.311cm" svg:viewBox="0 0 148 991" draw:points="0,900 0,0 148,90 148,991">
              <text:p/>
            </draw:polygon>
            <draw:polygon draw:style-name="gr31" draw:text-style-name="P4" draw:layer="layout" svg:width="4.958cm" svg:height="3.916cm" svg:x="11.107cm" svg:y="9.385cm" svg:viewBox="0 0 4959 3917" draw:points="0,2161 0,1261 148,1351 2368,0 4959,1576 4959,2476 2887,3737 2887,3917">
              <text:p/>
            </draw:polygon>
          </draw:g>
        </draw:g>
        <draw:g>
          <draw:g>
            <draw:polygon draw:style-name="gr32" draw:text-style-name="P4" draw:layer="layout" svg:width="0.295cm" svg:height="0.539cm" svg:x="15.252cm" svg:y="11.636cm" svg:viewBox="0 0 296 540" draw:points="0,540 0,180 296,0 296,360">
              <text:p/>
            </draw:polygon>
            <draw:polygon draw:style-name="gr33" draw:text-style-name="P4" draw:layer="layout" svg:width="0.295cm" svg:height="0.539cm" svg:x="14.956cm" svg:y="11.636cm" svg:viewBox="0 0 296 540" draw:points="0,360 0,0 296,180 296,540">
              <text:p/>
            </draw:polygon>
            <draw:polygon draw:style-name="gr34" draw:text-style-name="P4" draw:layer="layout" svg:width="0.591cm" svg:height="0.359cm" svg:x="14.956cm" svg:y="11.456cm" svg:viewBox="0 0 592 360" draw:points="296,360 0,180 296,0 592,180">
              <text:p/>
            </draw:polygon>
          </draw:g>
          <draw:g>
            <draw:polygon draw:style-name="gr35" draw:text-style-name="P4" draw:layer="layout" svg:width="0.295cm" svg:height="0.539cm" svg:x="14.808cm" svg:y="12.447cm" svg:viewBox="0 0 296 540" draw:points="0,540 0,180 296,0 296,360">
              <text:p/>
            </draw:polygon>
            <draw:polygon draw:style-name="gr36" draw:text-style-name="P4" draw:layer="layout" svg:width="0.295cm" svg:height="0.539cm" svg:x="14.512cm" svg:y="12.447cm" svg:viewBox="0 0 296 540" draw:points="0,360 0,0 296,180 296,540">
              <text:p/>
            </draw:polygon>
            <draw:polygon draw:style-name="gr37" draw:text-style-name="P4" draw:layer="layout" svg:width="0.591cm" svg:height="0.359cm" svg:x="14.512cm" svg:y="12.266cm" svg:viewBox="0 0 592 360" draw:points="296,360 0,180 296,0 592,180">
              <text:p/>
            </draw:polygon>
          </draw:g>
          <draw:g>
            <draw:polygon draw:style-name="gr38" draw:text-style-name="P4" draw:layer="layout" svg:width="0.295cm" svg:height="0.539cm" svg:x="15.696cm" svg:y="12.447cm" svg:viewBox="0 0 296 540" draw:points="0,540 0,180 296,0 296,360">
              <text:p/>
            </draw:polygon>
            <draw:polygon draw:style-name="gr39" draw:text-style-name="P4" draw:layer="layout" svg:width="0.295cm" svg:height="0.539cm" svg:x="15.4cm" svg:y="12.447cm" svg:viewBox="0 0 296 540" draw:points="0,360 0,0 296,180 296,540">
              <text:p/>
            </draw:polygon>
            <draw:polygon draw:style-name="gr40" draw:text-style-name="P4" draw:layer="layout" svg:width="0.591cm" svg:height="0.359cm" svg:x="15.4cm" svg:y="12.266cm" svg:viewBox="0 0 592 360" draw:points="296,360 0,180 296,0 592,180">
              <text:p/>
            </draw:polygon>
          </draw:g>
          <draw:g>
            <draw:polygon draw:style-name="gr41" draw:text-style-name="P4" draw:layer="layout" svg:width="0.295cm" svg:height="0.539cm" svg:x="15.252cm" svg:y="12.717cm" svg:viewBox="0 0 296 540" draw:points="0,540 0,180 296,0 296,360">
              <text:p/>
            </draw:polygon>
            <draw:polygon draw:style-name="gr42" draw:text-style-name="P4" draw:layer="layout" svg:width="0.295cm" svg:height="0.539cm" svg:x="14.956cm" svg:y="12.717cm" svg:viewBox="0 0 296 540" draw:points="0,360 0,0 296,180 296,540">
              <text:p/>
            </draw:polygon>
            <draw:polygon draw:style-name="gr43" draw:text-style-name="P4" draw:layer="layout" svg:width="0.591cm" svg:height="0.359cm" svg:x="14.956cm" svg:y="12.537cm" svg:viewBox="0 0 592 360" draw:points="296,360 0,180 296,0 592,180">
              <text:p/>
            </draw:polygon>
          </draw:g>
          <draw:g>
            <draw:polygon draw:style-name="gr44" draw:text-style-name="P4" draw:layer="layout" svg:width="0.295cm" svg:height="0.539cm" svg:x="15.696cm" svg:y="11.906cm" svg:viewBox="0 0 296 540" draw:points="0,540 0,180 296,0 296,360">
              <text:p/>
            </draw:polygon>
            <draw:polygon draw:style-name="gr45" draw:text-style-name="P4" draw:layer="layout" svg:width="0.295cm" svg:height="0.539cm" svg:x="15.4cm" svg:y="11.906cm" svg:viewBox="0 0 296 540" draw:points="0,360 0,0 296,180 296,540">
              <text:p/>
            </draw:polygon>
            <draw:polygon draw:style-name="gr46" draw:text-style-name="P4" draw:layer="layout" svg:width="0.591cm" svg:height="0.359cm" svg:x="15.4cm" svg:y="11.726cm" svg:viewBox="0 0 592 360" draw:points="296,360 0,180 296,0 592,180">
              <text:p/>
            </draw:polygon>
          </draw:g>
          <draw:g>
            <draw:polygon draw:style-name="gr47" draw:text-style-name="P4" draw:layer="layout" svg:width="0.295cm" svg:height="0.539cm" svg:x="14.808cm" svg:y="11.906cm" svg:viewBox="0 0 296 540" draw:points="0,540 0,180 296,0 296,360">
              <text:p/>
            </draw:polygon>
            <draw:polygon draw:style-name="gr48" draw:text-style-name="P4" draw:layer="layout" svg:width="0.295cm" svg:height="0.539cm" svg:x="14.512cm" svg:y="11.906cm" svg:viewBox="0 0 296 540" draw:points="0,360 0,0 296,180 296,540">
              <text:p/>
            </draw:polygon>
            <draw:polygon draw:style-name="gr49" draw:text-style-name="P4" draw:layer="layout" svg:width="0.591cm" svg:height="0.359cm" svg:x="14.512cm" svg:y="11.726cm" svg:viewBox="0 0 592 360" draw:points="296,360 0,180 296,0 592,180">
              <text:p/>
            </draw:polygon>
          </draw:g>
          <draw:g>
            <draw:polygon draw:style-name="gr50" draw:text-style-name="P4" draw:layer="layout" svg:width="0.295cm" svg:height="0.539cm" svg:x="15.252cm" svg:y="12.176cm" svg:viewBox="0 0 296 540" draw:points="0,540 0,180 296,0 296,360">
              <text:p/>
            </draw:polygon>
            <draw:polygon draw:style-name="gr51" draw:text-style-name="P4" draw:layer="layout" svg:width="0.295cm" svg:height="0.539cm" svg:x="14.956cm" svg:y="12.176cm" svg:viewBox="0 0 296 540" draw:points="0,360 0,0 296,180 296,540">
              <text:p/>
            </draw:polygon>
            <draw:polygon draw:style-name="gr52" draw:text-style-name="P4" draw:layer="layout" svg:width="0.591cm" svg:height="0.359cm" svg:x="14.956cm" svg:y="11.996cm" svg:viewBox="0 0 592 360" draw:points="296,360 0,180 296,0 592,180">
              <text:p/>
            </draw:polygon>
          </draw:g>
          <draw:polygon draw:style-name="gr53" draw:text-style-name="P4" draw:layer="layout" svg:width="1.479cm" svg:height="1.8cm" svg:x="14.512cm" svg:y="11.456cm" svg:viewBox="0 0 1480 1801" draw:points="0,1351 0,991 148,900 0,810 0,450 296,270 444,360 444,180 740,0 1036,180 1036,360 1184,270 1480,450 1480,810 1332,900 1480,991 1480,1351 1184,1531 1036,1441 1036,1621 740,1801 444,1621 444,1441 296,1531">
            <text:p/>
          </draw:polygon>
        </draw:g>
        <draw:frame draw:style-name="gr13" draw:text-style-name="P6" draw:layer="layout" svg:width="4.38cm" svg:height="1.521cm" svg:x="11.309cm" svg:y="10.133cm">
          <draw:text-box>
            <text:p text:style-name="P5"><text:span text:style-name="T1">Application</text:span></text:p>
            <text:p text:style-name="P5"><text:span text:style-name="T1">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4" draw:text-style-name="P4" draw:layer="layout" svg:width="2.088cm" svg:height="1.586cm" svg:x="9.863cm" svg:y="16.384cm" svg:viewBox="0 0 2089 1587" svg:d="M2 1587c173 0 2087-986 2087-1287 0-300-269-300-442-300 0 129-1709 644-1645 1587z">
            <text:p/>
          </draw:path>
          <draw:g>
            <draw:polygon draw:style-name="gr55" draw:text-style-name="P4" draw:layer="layout" svg:width="2.213cm" svg:height="2.359cm" svg:x="7.525cm" svg:y="15.526cm" svg:viewBox="0 0 2214 2360" draw:points="0,858 0,0 2214,1502 2214,2360">
              <text:p/>
            </draw:polygon>
            <draw:polygon draw:style-name="gr56" draw:text-style-name="P4" draw:layer="layout" svg:width="1.897cm" svg:height="2.144cm" svg:x="9.739cm" svg:y="15.74cm" svg:viewBox="0 0 1898 2145" draw:points="0,2145 0,1287 1898,0 1898,858">
              <text:p/>
            </draw:polygon>
            <draw:polygon draw:style-name="gr57" draw:text-style-name="P4" draw:layer="layout" svg:width="4.111cm" svg:height="2.788cm" svg:x="7.525cm" svg:y="14.238cm" svg:viewBox="0 0 4112 2789" draw:points="2214,2789 0,1287 1898,0 4112,1502">
              <text:p/>
            </draw:polygon>
            <draw:line draw:style-name="gr58" draw:text-style-name="P4" draw:layer="layout" svg:x1="8.284cm" svg:y1="16.212cm" svg:x2="8.284cm" svg:y2="16.727cm">
              <text:p/>
            </draw:line>
            <draw:line draw:style-name="gr59" draw:text-style-name="P4" draw:layer="layout" svg:x1="9.675cm" svg:y1="17.31cm" svg:x2="8.663cm" svg:y2="16.624cm">
              <text:p/>
            </draw:line>
            <draw:line draw:style-name="gr60" draw:text-style-name="P4" draw:layer="layout" svg:x1="8.657cm" svg:y1="16.469cm" svg:x2="8.657cm" svg:y2="16.641cm">
              <text:p/>
            </draw:line>
            <draw:line draw:style-name="gr61" draw:text-style-name="P4" draw:layer="layout" svg:x1="9.67cm" svg:y1="17.156cm" svg:x2="9.67cm" svg:y2="17.328cm">
              <text:p/>
            </draw:line>
            <draw:line draw:style-name="gr62" draw:text-style-name="P4" draw:layer="layout" svg:x1="9.669cm" svg:y1="17.155cm" svg:x2="8.657cm" svg:y2="16.469cm">
              <text:p/>
            </draw:line>
            <draw:polygon draw:style-name="gr63" draw:text-style-name="P4" draw:layer="layout" svg:width="0.126cm" svg:height="0.256cm" svg:x="8.41cm" svg:y="16.298cm" svg:viewBox="0 0 127 257" draw:points="0,172 0,0 127,86 127,257">
              <text:p/>
            </draw:polygon>
            <draw:line draw:style-name="gr64" draw:text-style-name="P4" draw:layer="layout" svg:x1="8.157cm" svg:y1="16.126cm" svg:x2="8.157cm" svg:y2="16.641cm">
              <text:p/>
            </draw:line>
            <draw:line draw:style-name="gr65" draw:text-style-name="P4" draw:layer="layout" svg:x1="8.031cm" svg:y1="16.04cm" svg:x2="8.031cm" svg:y2="16.555cm">
              <text:p/>
            </draw:line>
            <draw:line draw:style-name="gr66" draw:text-style-name="P4" draw:layer="layout" svg:x1="7.904cm" svg:y1="15.955cm" svg:x2="7.904cm" svg:y2="16.47cm">
              <text:p/>
            </draw:line>
            <draw:line draw:style-name="gr67" draw:text-style-name="P4" draw:layer="layout" svg:x1="7.778cm" svg:y1="15.869cm" svg:x2="7.778cm" svg:y2="16.384cm">
              <text:p/>
            </draw:line>
            <draw:line draw:style-name="gr68" draw:text-style-name="P4" draw:layer="layout" svg:x1="7.651cm" svg:y1="15.783cm" svg:x2="7.651cm" svg:y2="16.298cm">
              <text:p/>
            </draw:line>
            <draw:polygon draw:style-name="gr69" draw:text-style-name="P4" draw:layer="layout" svg:width="0.126cm" svg:height="0.943cm" svg:x="7.398cm" svg:y="15.44cm" svg:viewBox="0 0 127 944" draw:points="0,858 0,0 127,86 127,944">
              <text:p/>
            </draw:polygon>
            <draw:polygon draw:style-name="gr70" draw:text-style-name="P4" draw:layer="layout" svg:width="0.126cm" svg:height="0.943cm" svg:x="9.739cm" svg:y="17.027cm" svg:viewBox="0 0 127 944" draw:points="0,858 0,0 127,86 127,944">
              <text:p/>
            </draw:polygon>
            <draw:polygon draw:style-name="gr71" draw:text-style-name="P4" draw:layer="layout" svg:width="4.238cm" svg:height="3.732cm" svg:x="7.398cm" svg:y="14.238cm" svg:viewBox="0 0 4239 3733" draw:points="0,2059 0,1201 127,1287 2024,0 4239,1502 4239,2360 2467,3561 2467,3733">
              <text:p/>
            </draw:polygon>
          </draw:g>
        </draw:g>
        <draw:g>
          <draw:custom-shape draw:style-name="gr72" draw:text-style-name="P7" draw:layer="layout" svg:width="1.139cm" svg:height="1.33cm" svg:x="7.808cm" svg:y="16.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3" draw:text-style-name="P4" draw:layer="layout" svg:width="0.695cm" svg:height="1.243cm" svg:x="8.061cm" svg:y="16.584cm" svg:viewBox="0 0 696 1244" draw:points="0,86 127,86 190,43 316,0 506,86 380,86 443,215 253,429 190,472 127,515 253,601 316,686 506,686 696,815 569,1073 380,1244 380,987 253,815 316,729 190,601 63,558 0,386">
            <text:p/>
          </draw:polygon>
          <draw:path draw:style-name="gr74" draw:text-style-name="P4" draw:layer="layout" svg:width="0.287cm" svg:height="0.566cm" svg:x="8.631cm" svg:y="16.661cm" svg:viewBox="0 0 288 567" svg:d="M253 567v-43l-63-129v-129l-63-171-127-86c127-86 380 472 253 558z">
            <text:p/>
          </draw:path>
          <draw:g>
            <draw:line draw:style-name="gr75" draw:text-style-name="P4" draw:layer="layout" svg:x1="8.314cm" svg:y1="17.399cm" svg:x2="8.251cm" svg:y2="17.099cm">
              <text:p/>
            </draw:line>
            <draw:line draw:style-name="gr76" draw:text-style-name="P4" draw:layer="layout" svg:x1="8.314cm" svg:y1="17.4cm" svg:x2="8.377cm" svg:y2="17.185cm">
              <text:p/>
            </draw:line>
            <draw:line draw:style-name="gr77" draw:text-style-name="P4" draw:layer="layout" svg:x1="8.441cm" svg:y1="17.4cm" svg:x2="8.378cm" svg:y2="17.185cm">
              <text:p/>
            </draw:line>
            <draw:line draw:style-name="gr78" draw:text-style-name="P4" draw:layer="layout" svg:x1="8.441cm" svg:y1="17.399cm" svg:x2="8.504cm" svg:y2="17.099cm">
              <text:p/>
            </draw:line>
          </draw:g>
          <draw:g>
            <draw:line draw:style-name="gr79" draw:text-style-name="P4" draw:layer="layout" svg:x1="8.694cm" svg:y1="17.399cm" svg:x2="8.631cm" svg:y2="17.099cm">
              <text:p/>
            </draw:line>
            <draw:line draw:style-name="gr80" draw:text-style-name="P4" draw:layer="layout" svg:x1="8.694cm" svg:y1="17.4cm" svg:x2="8.757cm" svg:y2="17.185cm">
              <text:p/>
            </draw:line>
            <draw:line draw:style-name="gr81" draw:text-style-name="P4" draw:layer="layout" svg:x1="8.82cm" svg:y1="17.4cm" svg:x2="8.757cm" svg:y2="17.185cm">
              <text:p/>
            </draw:line>
            <draw:line draw:style-name="gr82" draw:text-style-name="P4" draw:layer="layout" svg:x1="8.82cm" svg:y1="17.399cm" svg:x2="8.883cm" svg:y2="17.099cm">
              <text:p/>
            </draw:line>
          </draw:g>
          <draw:g>
            <draw:line draw:style-name="gr83" draw:text-style-name="P4" draw:layer="layout" svg:x1="7.934cm" svg:y1="17.399cm" svg:x2="7.871cm" svg:y2="17.099cm">
              <text:p/>
            </draw:line>
            <draw:line draw:style-name="gr84" draw:text-style-name="P4" draw:layer="layout" svg:x1="7.935cm" svg:y1="17.4cm" svg:x2="7.998cm" svg:y2="17.185cm">
              <text:p/>
            </draw:line>
            <draw:line draw:style-name="gr85" draw:text-style-name="P4" draw:layer="layout" svg:x1="8.061cm" svg:y1="17.4cm" svg:x2="7.998cm" svg:y2="17.185cm">
              <text:p/>
            </draw:line>
            <draw:line draw:style-name="gr86" draw:text-style-name="P4" draw:layer="layout" svg:x1="8.061cm" svg:y1="17.399cm" svg:x2="8.124cm" svg:y2="17.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7" draw:text-style-name="P4" draw:layer="layout" svg:width="2.088cm" svg:height="1.586cm" svg:x="18.882cm" svg:y="16.42cm" svg:viewBox="0 0 2089 1587" svg:d="M2 1587c173 0 2087-986 2087-1287 0-300-269-300-442-300 0 129-1709 644-1645 1587z">
            <text:p/>
          </draw:path>
          <draw:g>
            <draw:polygon draw:style-name="gr88" draw:text-style-name="P4" draw:layer="layout" svg:width="2.213cm" svg:height="2.359cm" svg:x="16.544cm" svg:y="15.562cm" svg:viewBox="0 0 2214 2360" draw:points="0,858 0,0 2214,1502 2214,2360">
              <text:p/>
            </draw:polygon>
            <draw:polygon draw:style-name="gr89" draw:text-style-name="P4" draw:layer="layout" svg:width="1.897cm" svg:height="2.144cm" svg:x="18.758cm" svg:y="15.776cm" svg:viewBox="0 0 1898 2145" draw:points="0,2145 0,1287 1898,0 1898,858">
              <text:p/>
            </draw:polygon>
            <draw:polygon draw:style-name="gr90" draw:text-style-name="P4" draw:layer="layout" svg:width="4.111cm" svg:height="2.788cm" svg:x="16.544cm" svg:y="14.274cm" svg:viewBox="0 0 4112 2789" draw:points="2214,2789 0,1287 1898,0 4112,1502">
              <text:p/>
            </draw:polygon>
            <draw:line draw:style-name="gr91" draw:text-style-name="P4" draw:layer="layout" svg:x1="17.303cm" svg:y1="16.248cm" svg:x2="17.303cm" svg:y2="16.763cm">
              <text:p/>
            </draw:line>
            <draw:line draw:style-name="gr92" draw:text-style-name="P4" draw:layer="layout" svg:x1="18.694cm" svg:y1="17.346cm" svg:x2="17.682cm" svg:y2="16.66cm">
              <text:p/>
            </draw:line>
            <draw:line draw:style-name="gr93" draw:text-style-name="P4" draw:layer="layout" svg:x1="17.676cm" svg:y1="16.505cm" svg:x2="17.676cm" svg:y2="16.677cm">
              <text:p/>
            </draw:line>
            <draw:line draw:style-name="gr94" draw:text-style-name="P4" draw:layer="layout" svg:x1="18.689cm" svg:y1="17.192cm" svg:x2="18.689cm" svg:y2="17.364cm">
              <text:p/>
            </draw:line>
            <draw:line draw:style-name="gr95" draw:text-style-name="P4" draw:layer="layout" svg:x1="18.688cm" svg:y1="17.191cm" svg:x2="17.676cm" svg:y2="16.505cm">
              <text:p/>
            </draw:line>
            <draw:polygon draw:style-name="gr96" draw:text-style-name="P4" draw:layer="layout" svg:width="0.126cm" svg:height="0.256cm" svg:x="17.429cm" svg:y="16.334cm" svg:viewBox="0 0 127 257" draw:points="0,172 0,0 127,86 127,257">
              <text:p/>
            </draw:polygon>
            <draw:line draw:style-name="gr97" draw:text-style-name="P4" draw:layer="layout" svg:x1="17.176cm" svg:y1="16.162cm" svg:x2="17.176cm" svg:y2="16.677cm">
              <text:p/>
            </draw:line>
            <draw:line draw:style-name="gr98" draw:text-style-name="P4" draw:layer="layout" svg:x1="17.05cm" svg:y1="16.076cm" svg:x2="17.05cm" svg:y2="16.591cm">
              <text:p/>
            </draw:line>
            <draw:line draw:style-name="gr99" draw:text-style-name="P4" draw:layer="layout" svg:x1="16.923cm" svg:y1="15.991cm" svg:x2="16.923cm" svg:y2="16.506cm">
              <text:p/>
            </draw:line>
            <draw:line draw:style-name="gr100" draw:text-style-name="P4" draw:layer="layout" svg:x1="16.797cm" svg:y1="15.905cm" svg:x2="16.797cm" svg:y2="16.42cm">
              <text:p/>
            </draw:line>
            <draw:line draw:style-name="gr101" draw:text-style-name="P4" draw:layer="layout" svg:x1="16.67cm" svg:y1="15.819cm" svg:x2="16.67cm" svg:y2="16.334cm">
              <text:p/>
            </draw:line>
            <draw:polygon draw:style-name="gr102" draw:text-style-name="P4" draw:layer="layout" svg:width="0.126cm" svg:height="0.943cm" svg:x="16.417cm" svg:y="15.476cm" svg:viewBox="0 0 127 944" draw:points="0,858 0,0 127,86 127,944">
              <text:p/>
            </draw:polygon>
            <draw:polygon draw:style-name="gr103" draw:text-style-name="P4" draw:layer="layout" svg:width="0.126cm" svg:height="0.943cm" svg:x="18.758cm" svg:y="17.063cm" svg:viewBox="0 0 127 944" draw:points="0,858 0,0 127,86 127,944">
              <text:p/>
            </draw:polygon>
            <draw:polygon draw:style-name="gr104" draw:text-style-name="P4" draw:layer="layout" svg:width="4.238cm" svg:height="3.732cm" svg:x="16.417cm" svg:y="14.274cm" svg:viewBox="0 0 4239 3733" draw:points="0,2059 0,1201 127,1287 2024,0 4239,1502 4239,2360 2467,3561 2467,3733">
              <text:p/>
            </draw:polygon>
          </draw:g>
        </draw:g>
        <draw:g>
          <draw:custom-shape draw:style-name="gr105" draw:text-style-name="P7" draw:layer="layout" svg:width="1.139cm" svg:height="1.33cm" svg:x="19.327cm" svg:y="16.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06" draw:text-style-name="P4" draw:layer="layout" svg:width="0.695cm" svg:height="1.243cm" svg:x="19.58cm" svg:y="16.72cm" svg:viewBox="0 0 696 1244" draw:points="0,86 127,86 190,43 316,0 506,86 380,86 443,215 253,429 190,472 127,515 253,601 316,686 506,686 696,815 569,1073 380,1244 380,987 253,815 316,729 190,601 63,558 0,386">
            <text:p/>
          </draw:polygon>
          <draw:path draw:style-name="gr107" draw:text-style-name="P4" draw:layer="layout" svg:width="0.287cm" svg:height="0.566cm" svg:x="20.15cm" svg:y="16.797cm" svg:viewBox="0 0 288 567" svg:d="M253 567v-43l-63-129v-129l-63-171-127-86c127-86 380 472 253 558z">
            <text:p/>
          </draw:path>
          <draw:g>
            <draw:line draw:style-name="gr108" draw:text-style-name="P4" draw:layer="layout" svg:x1="19.833cm" svg:y1="17.535cm" svg:x2="19.77cm" svg:y2="17.235cm">
              <text:p/>
            </draw:line>
            <draw:line draw:style-name="gr109" draw:text-style-name="P4" draw:layer="layout" svg:x1="19.833cm" svg:y1="17.536cm" svg:x2="19.896cm" svg:y2="17.321cm">
              <text:p/>
            </draw:line>
            <draw:line draw:style-name="gr110" draw:text-style-name="P4" draw:layer="layout" svg:x1="19.96cm" svg:y1="17.536cm" svg:x2="19.897cm" svg:y2="17.321cm">
              <text:p/>
            </draw:line>
            <draw:line draw:style-name="gr111" draw:text-style-name="P4" draw:layer="layout" svg:x1="19.96cm" svg:y1="17.535cm" svg:x2="20.023cm" svg:y2="17.235cm">
              <text:p/>
            </draw:line>
          </draw:g>
          <draw:g>
            <draw:line draw:style-name="gr112" draw:text-style-name="P4" draw:layer="layout" svg:x1="20.213cm" svg:y1="17.535cm" svg:x2="20.15cm" svg:y2="17.235cm">
              <text:p/>
            </draw:line>
            <draw:line draw:style-name="gr113" draw:text-style-name="P4" draw:layer="layout" svg:x1="20.213cm" svg:y1="17.536cm" svg:x2="20.276cm" svg:y2="17.321cm">
              <text:p/>
            </draw:line>
            <draw:line draw:style-name="gr114" draw:text-style-name="P4" draw:layer="layout" svg:x1="20.339cm" svg:y1="17.536cm" svg:x2="20.276cm" svg:y2="17.321cm">
              <text:p/>
            </draw:line>
            <draw:line draw:style-name="gr115" draw:text-style-name="P4" draw:layer="layout" svg:x1="20.339cm" svg:y1="17.535cm" svg:x2="20.402cm" svg:y2="17.235cm">
              <text:p/>
            </draw:line>
          </draw:g>
          <draw:g>
            <draw:line draw:style-name="gr116" draw:text-style-name="P4" draw:layer="layout" svg:x1="19.453cm" svg:y1="17.535cm" svg:x2="19.39cm" svg:y2="17.235cm">
              <text:p/>
            </draw:line>
            <draw:line draw:style-name="gr117" draw:text-style-name="P4" draw:layer="layout" svg:x1="19.454cm" svg:y1="17.536cm" svg:x2="19.517cm" svg:y2="17.321cm">
              <text:p/>
            </draw:line>
            <draw:line draw:style-name="gr118" draw:text-style-name="P4" draw:layer="layout" svg:x1="19.58cm" svg:y1="17.536cm" svg:x2="19.517cm" svg:y2="17.321cm">
              <text:p/>
            </draw:line>
            <draw:line draw:style-name="gr119" draw:text-style-name="P4" draw:layer="layout" svg:x1="19.58cm" svg:y1="17.535cm" svg:x2="19.643cm" svg:y2="17.235cm">
              <text:p/>
            </draw:line>
          </draw:g>
        </draw:g>
        <draw:frame draw:style-name="gr120" draw:text-style-name="P5" draw:layer="layout" svg:width="2.667cm" svg:height="0.457cm" draw:transform="rotate (-1.5707963267949) translate (13.755cm 6.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3.394cm" svg:height="0.397cm" draw:transform="skewX (-0.00244346095279211) rotate (-2.26473923738784) translate (12.611cm 12.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2.982cm" svg:height="0.349cm" draw:transform="rotate (-0.785398163397448) translate (15.623cm 12.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text-style-name="P3" draw:layer="layout" svg:width="3.347cm" svg:height="0.886cm" svg:x="16.972cm" svg:y="15.192cm">
          <draw:text-box>
            <text:p><text:span text:style-name="T1">Rails-app2</text:span></text:p>
          </draw:text-box>
        </draw:frame>
        <draw:frame draw:style-name="gr13" draw:text-style-name="P3" draw:layer="layout" svg:width="3.347cm" svg:height="0.886cm" svg:x="7.973cm" svg:y="15.192cm">
          <draw:text-box>
            <text:p><text:span text:style-name="T1">Rails-app1</text:span></text:p>
          </draw:text-box>
        </draw:frame>
        <draw:frame draw:style-name="gr121" draw:layer="layout" svg:width="0.502cm" svg:height="1.195cm" svg:x="12.276cm" svg:y="16.954cm">
          <draw:text-box>
            <text:p/>
          </draw:text-box>
        </draw:frame>
        <draw:frame draw:style-name="gr120" draw:text-style-name="P5" draw:layer="layout" svg:width="7.011cm" svg:height="1.318cm" svg:x="10.473cm" svg:y="18.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2" draw:text-style-name="P5" draw:layer="layout" svg:width="7.011cm" svg:height="1.318cm" svg:x="11.105cm" svg:y="18.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3" draw:text-style-name="P3" draw:layer="layout" svg:width="3.533cm" svg:height="0.886cm" svg:x="12.676cm" svg:y="18.246cm">
          <draw:text-box>
            <text:p><text:span text:style-name="T1">Replication</text:span></text:p>
          </draw:text-box>
        </draw:frame>
        <draw:g>
          <draw:custom-shape draw:style-name="gr123" draw:text-style-name="P4" draw:layer="layout" svg:width="1.143cm" svg:height="1.549cm" svg:x="10.423cm" svg:y="16.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4" draw:text-style-name="P4" draw:layer="layout" svg:width="1.143cm" svg:height="0.491cm" svg:x="10.423cm" svg:y="16.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4" draw:layer="layout" svg:width="1.143cm" svg:height="1.549cm" svg:x="16.859cm" svg:y="16.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6" draw:text-style-name="P4" draw:layer="layout" svg:width="1.143cm" svg:height="0.491cm" svg:x="16.859cm" svg:y="16.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8" draw:layer="layout" svg:width="19.687cm" svg:height="2.148cm" svg:x="4.935cm" svg:y="1.646cm">
          <draw:text-box>
            <text:p text:style-name="P8"><text:span text:style-name="T2">SwapSlider Private Cloud</text:span></text:p>
          </draw:text-box>
        </draw:frame>
      </draw:page>
      <draw:page draw:name="page2" draw:style-name="dp1" draw:master-page-name="Default">
        <draw:frame draw:style-name="gr127" draw:text-style-name="P5" draw:layer="layout" svg:width="25.94cm" svg:height="19.59cm" svg:x="1cm" svg:y="1cm">
          <draw:image xlink:href="Pictures/10000000000004B0000003497675CE01.png" xlink:type="simple" xlink:show="embed" xlink:actuate="onLoad">
            <text:p/>
          </draw:image>
        </draw:frame>
        <draw:custom-shape draw:style-name="gr128" draw:text-style-name="P10"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9" draw:text-style-name="P10"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0" draw:text-style-name="P10"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1" draw:text-style-name="P10" draw:layer="layout" svg:width="4.724cm" svg:height="2.048cm" svg:x="23.15cm" svg:y="11.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2" draw:text-style-name="P10"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3" draw:text-style-name="P12" draw:layer="layout" svg:width="5.842cm" svg:height="3.762cm" svg:x="1.381cm" svg:y="16.494cm">
          <text:p text:style-name="P11"><text:span text:style-name="T4">SwapSlider Private</text:span></text:p>
          <text:p text:style-name="P11"><text:span text:style-name="T4"><text:s/></text:span><text:span text:style-name="T4">Cloud Locations:</text:span></text:p>
          <text:p text:style-name="P11"><text:span text:style-name="T4">- Oregon</text:span></text:p>
          <text:p text:style-name="P11"><text:span text:style-name="T4">- California</text:span></text:p>
          <text:p text:style-name="P11"><text:span text:style-name="T4">- Texas</text:span></text:p>
          <text:p text:style-name="P11"><text:span text:style-name="T4">- North Virginia</text:span></text:p>
          <text:p text:style-name="P11"><text:span text:style-name="T4">- Montreal (Canada)</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7-20T19:42:27.607652760</dc:date>
    <meta:editing-duration>PT10H38M31S</meta:editing-duration>
    <meta:editing-cycles>4</meta:editing-cycles>
    <meta:generator>LibreOffice/4.2.3.3$Linux_X86_64 LibreOffice_project/420m0$Build-3</meta:generator>
    <meta:document-statistic meta:object-count="166"/>
  </office:meta>
</office:document-meta>
</file>